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cm" table:align="margins"/>
    </style:style>
    <style:style style:name="Tabella1.A" style:family="table-column">
      <style:table-column-properties style:column-width="5.5cm" style:rel-column-width="32767*"/>
    </style:style>
    <style:style style:name="Tabella1.B" style:family="table-column">
      <style:table-column-properties style:column-width="5.5cm" style:rel-column-width="32768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row-height="7.5cm"/>
    </style:style>
    <style:style style:name="Tabella1.3" style:family="table-row">
      <style:table-row-properties style:row-height="2cm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2b63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0c5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005f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8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616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2d330b" officeooo:paragraph-rsid="002d33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2d330b" officeooo:paragraph-rsid="00304a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2a7a8f" officeooo:paragraph-rsid="002dc7c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4pt" fo:font-style="normal" style:text-underline-style="none" fo:font-weight="bold" officeooo:paragraph-rsid="002d330b" style:font-name-asian="SimSun" style:font-size-asian="14pt" style:font-style-asian="normal" style:font-weight-asian="bold" style:font-name-complex="Tahoma" style:font-size-complex="14pt" style:font-style-complex="normal" style:font-weight-complex="bold" style:text-scale="70%"/>
    </style:style>
    <style:style style:name="P1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4pt" fo:font-style="normal" style:text-underline-style="none" fo:font-weight="bold" officeooo:rsid="002d330b" officeooo:paragraph-rsid="00304a42" style:font-name-asian="SimSun" style:font-size-asian="14pt" style:font-style-asian="normal" style:font-weight-asian="bold" style:font-name-complex="Tahoma" style:font-size-complex="14pt" style:font-style-complex="normal" style:font-weight-complex="bold" style:text-scale="70%"/>
    </style:style>
    <style:style style:name="T1" style:family="text">
      <style:text-properties officeooo:rsid="002d330b"/>
    </style:style>
    <style:style style:name="T2" style:family="text">
      <style:text-properties fo:font-size="14pt" fo:background-color="transparent" loext:char-shading-value="0" style:font-size-asian="14pt" style:font-size-complex="14pt" style:text-scale="70%" style:shadow="none"/>
    </style:style>
    <style:style style:name="T3" style:family="text">
      <style:text-properties officeooo:rsid="00304a42"/>
    </style:style>
    <style:style style:name="T4" style:family="text">
      <style:text-properties fo:font-weight="normal" officeooo:rsid="002d330b" style:font-weight-asian="normal" style:font-weight-complex="normal"/>
    </style:style>
    <style:style style:name="T5" style:family="text">
      <style:text-properties fo:font-weight="normal" officeooo:rsid="00304a4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"><text:placeholder text:placeholder-type="text">&lt;for each="part, pz, line in get_objects(o)"&gt;</text:placeholder></text:p>
          </table:table-cell>
          <table:covered-table-cell/>
        </table:table-row>
        <table:table-row table:style-name="Tabella1.2">
          <table:table-cell table:style-name="Tabella1.A1" table:number-columns-spanned="2" office:value-type="string">
            <text:p text:style-name="P5"><text:placeholder text:placeholder-type="text">&lt;setLang(o.partner_id.lang or 'it_IT')&gt;</text:placeholder><text:line-break/><text:span text:style-name="T4">Codice:</text:span><text:span text:style-name="T1"> </text:span><text:span text:style-name="T2"><text:placeholder text:placeholder-type="text">&lt;line.product_id.default_code&gt;</text:placeholder></text:span></text:p>
            <text:p text:style-name="P9">Descrizione:</text:p>
            <text:p text:style-name="P12"><text:placeholder text:placeholder-type="text">&lt;line.product_id.name.split("] ")[-1]&gt;</text:placeholder></text:p>
            <text:p text:style-name="P12"/>
            <text:p text:style-name="P10">Colore:</text:p>
            <text:p text:style-name="P13"><text:placeholder text:placeholder-type="text">&lt;line.product_id.colour&gt;</text:placeholder></text:p>
            <text:p text:style-name="P6"><text:span text:style-name="T4">Scat.:</text:span><text:span text:style-name="T1"> <text:s/></text:span><text:placeholder text:placeholder-type="text">&lt;part&gt;</text:placeholder> <text:s text:c="20"/><text:span text:style-name="T5">Pz.:</text:span><text:span text:style-name="T3"> <text:s/></text:span><text:span text:style-name="T3"><text:placeholder text:placeholder-type="text">&lt;pz&gt;</text:placeholder></text:span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7"><draw:frame draw:style-name="fr1" draw:name="image: barcode(line.product_id.ean13,'ean13')" text:anchor-type="as-char" style:rel-width="scale" svg:height="1.921cm" style:rel-height="96%" draw:z-index="0"><draw:text-box fo:min-width="1.921cm"><text:p text:style-name="P8"/></draw:text-box></draw:frame></text:p>
          </table:table-cell>
          <table:table-cell table:style-name="Tabella1.A1" office:value-type="string">
            <text:p text:style-name="P11"><text:placeholder text:placeholder-type="text">&lt;formatLang(line.order_id.label_date, date=True) if line.order_id.label_date  else ''&gt;</text:placeholder></text:p>
          </table:table-cell>
        </table:table-row>
        <text:soft-page-break/>
        <table:table-row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cm" fo:page-height="9.999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1T10:09:34.243255550</dc:date>
    <meta:editing-duration>P5DT4H25M51S</meta:editing-duration>
    <meta:editing-cycles>386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10" meta:word-count="40" meta:character-count="501" meta:non-whitespace-character-count="447"/>
    <meta:user-defined meta:name="Info 1"/>
    <meta:user-defined meta:name="Info 2"/>
    <meta:user-defined meta:name="Info 3"/>
    <meta:user-defined meta:name="Info 4"/>
  </office:meta>
</office:document-meta>
</file>